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0f23" officeooo:paragraph-rsid="00090f23"/>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Preformatted_20_Text" style:list-style-name="L8">
      <style:paragraph-properties fo:margin-left="0cm" fo:margin-right="0cm" fo:text-indent="0cm" style:auto-text-indent="false" style:writing-mode="lr-tb"/>
    </style:style>
    <style:style style:name="P11" style:family="paragraph" style:parent-style-name="Preformatted_20_Text" style:list-style-name="L8">
      <style:paragraph-properties fo:margin-top="0cm" fo:margin-bottom="0.499cm" style:contextual-spacing="false" style:writing-mode="lr-tb"/>
    </style:style>
    <style:style style:name="P12" style:family="paragraph" style:parent-style-name="Preformatted_20_Text" style:list-style-name="L8">
      <style:paragraph-properties fo:margin-left="0cm" fo:margin-right="0cm" fo:margin-top="0cm" fo:margin-bottom="0.499cm" style:contextual-spacing="false" fo:text-indent="0cm" style:auto-text-indent="false" style:writing-mode="lr-tb"/>
    </style:style>
    <style:style style:name="P13" style:family="paragraph" style:parent-style-name="Text_20_body">
      <style:text-properties style:text-underline-style="solid" style:text-underline-width="auto" style:text-underline-color="font-color" fo:font-weight="bold" officeooo:rsid="00090f23" officeooo:paragraph-rsid="00090f23" style:font-weight-asian="bold" style:font-weight-complex="bold"/>
    </style:style>
    <style:style style:name="P14" style:family="paragraph" style:parent-style-name="Text_20_body">
      <style:text-properties officeooo:paragraph-rsid="00090f23"/>
    </style:style>
    <style:style style:name="P15" style:family="paragraph" style:parent-style-name="Standard">
      <style:text-properties officeooo:rsid="00095c4e" officeooo:paragraph-rsid="00095c4e"/>
    </style:style>
    <style:style style:name="P16" style:family="paragraph" style:parent-style-name="Standard">
      <style:text-properties style:text-underline-style="solid" style:text-underline-width="auto" style:text-underline-color="font-color" fo:font-weight="bold" officeooo:rsid="00095c4e" officeooo:paragraph-rsid="00095c4e" style:font-weight-asian="bold" style:font-weight-complex="bold"/>
    </style:style>
    <style:style style:name="P17" style:family="paragraph" style:parent-style-name="Text_20_body">
      <style:text-properties style:text-underline-style="none" fo:font-weight="normal" officeooo:rsid="00095c4e" officeooo:paragraph-rsid="00095c4e" style:font-weight-asian="normal" style:font-weight-complex="normal"/>
    </style:style>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text-properties officeooo:paragraph-rsid="00095c4e"/>
    </style:style>
    <style:style style:name="P21" style:family="paragraph" style:parent-style-name="Preformatted_20_Text">
      <style:paragraph-properties fo:margin-left="0cm" fo:margin-right="0cm" fo:text-indent="0cm" style:auto-text-indent="false" style:writing-mode="lr-tb"/>
    </style:style>
    <style:style style:name="P22" style:family="paragraph" style:parent-style-name="Preformatted_20_Text">
      <style:paragraph-properties style:writing-mode="lr-tb"/>
    </style:style>
    <style:style style:name="P23" style:family="paragraph" style:parent-style-name="Preformatted_20_Text">
      <style:paragraph-properties fo:margin-top="0cm" fo:margin-bottom="0.499cm" style:contextual-spacing="false" style:writing-mode="lr-tb"/>
    </style:style>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3"/>
    <style:style style:name="P32" style:family="paragraph" style:parent-style-name="Standard">
      <style:text-properties style:text-underline-style="none" fo:font-weight="normal" officeooo:rsid="00095c4e" officeooo:paragraph-rsid="00095c4e" style:font-weight-asian="normal" style:font-weight-complex="normal"/>
    </style:style>
    <style:style style:name="T1" style:family="text">
      <style:text-properties officeooo:rsid="00090f23"/>
    </style:style>
    <style:style style:name="T2" style:family="text">
      <style:text-properties style:text-underline-style="none" fo:font-weight="normal" officeooo:rsid="00095c4e"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LARAVEL:</text:p>
      <text:p text:style-name="P1"/>
      <text:p text:style-name="P1">PROBLEMA CUANDO SE EJECUTA ALGUNO DE ESTOS COMANDOS QUE TIENE QUE VER CON EL USO DE LA CACHE</text:p>
      <text:p text:style-name="P1"/>
      <text:p text:style-name="P1">php artisan filament:optimize </text:p>
      <text:p text:style-name="P1">php artisan filament:optimize-clear </text:p>
      <text:p text:style-name="P1">php artisan filament:cache-components i </text:p>
      <text:p text:style-name="P1">php artisan optimize php artisan vendor:publish --tag=filament-config </text:p>
      <text:p text:style-name="P1">php artisan vendor:publish --tag=filament-panels-translations </text:p>
      <text:p text:style-name="P1">php artisan vendor:publish --tag=filament-actions-translations </text:p>
      <text:p text:style-name="P1">php artisan vendor:publish --tag=filament-forms-translations </text:p>
      <text:p text:style-name="P1">php artisan vendor:publish --tag=filament-infolists-translations </text:p>
      <text:p text:style-name="P1">php artisan vendor:publish --tag=filament-notifications-translations </text:p>
      <text:p text:style-name="P1">php artisan vendor:publish --tag=filament-tables-translations </text:p>
      <text:p text:style-name="P1">php artisan vendor:publish --tag=filament-translations</text:p>
      <text:h text:style-name="Heading_20_6" text:outline-level="6"/>
      <text:p text:style-name="Text_20_body">Es posible que la ejecución de algunos de esos comandos <text:span text:style-name="T1">influya en el comportamiento de nuestra aplicación Laravel con Filament (En este caso particular al crear un resource , se crean los archivos mas no se ven en el panel de navegacion visualmente en el navegador)</text:span>, pero es poco probable que haya sido la causa directa de que el recurso no se muestre. <text:span text:style-name="T1">E</text:span>xplicar<text:span text:style-name="T1">emos</text:span> lo que hace cada comando y cómo p<text:span text:style-name="T1">udo</text:span> afectar <text:span text:style-name="T1">nuetra</text:span> situación:</text:p>
      <text:h text:style-name="Heading_20_3" text:outline-level="3">1. <text:span text:style-name="Strong_20_Emphasis"><text:span text:style-name="Source_20_Text">php artisan filament:optimize</text:span></text:span></text:h>
      <text:list text:style-name="L1">
        <text:list-item>
          <text:p text:style-name="P2">Este comando está diseñado para mejorar el rendimiento de Filament, almacenando en caché ciertos aspectos de los paneles y componentes. Si hay algún problema de caché, podría impedir que los nuevos recursos o cambios se reflejen inmediatamente.</text:p>
        </text:list-item>
      </text:list>
      <text:h text:style-name="Heading_20_3" text:outline-level="3">2. <text:span text:style-name="Strong_20_Emphasis"><text:span text:style-name="Source_20_Text">php artisan filament:optimize-clear</text:span></text:span></text:h>
      <text:list text:style-name="L2">
        <text:list-item>
          <text:p text:style-name="P3">Este comando elimina la optimización de caché de Filament. Si el problema fue causado por un caché obsoleto, este comando debería ayudar a limpiarlo y permitir que los nuevos recursos sean visibles.</text:p>
        </text:list-item>
      </text:list>
      <text:h text:style-name="Heading_20_3" text:outline-level="3">3. <text:span text:style-name="Strong_20_Emphasis"><text:span text:style-name="Source_20_Text">php artisan filament:cache-components</text:span></text:span></text:h>
      <text:list text:style-name="L3">
        <text:list-item>
          <text:p text:style-name="P4">Almacena en caché los componentes de Filament, lo que puede mejorar el rendimiento. Sin embargo, si hay un problema de caché, podría estar ocultando los cambios que has hecho o el recurso recién creado. Podrías limpiar este caché si ves problemas de visualización.</text:p>
        </text:list-item>
      </text:list>
      <text:h text:style-name="Heading_20_3" text:outline-level="3">4. <text:span text:style-name="Strong_20_Emphasis"><text:span text:style-name="Source_20_Text">php artisan optimize</text:span></text:span></text:h>
      <text:list text:style-name="L4">
        <text:list-item>
          <text:p text:style-name="P5">Este comando cachea las rutas, configuraciones y vistas de Laravel para mejorar el rendimiento. Si has creado un recurso nuevo y no has limpiado la caché después, el problema podría estar aquí. Debes ejecutar <text:span text:style-name="Source_20_Text">php artisan optimize:clear</text:span> para limpiar las configuraciones cacheadas.</text:p>
        </text:list-item>
      </text:list>
      <text:h text:style-name="Heading_20_3" text:outline-level="3"><text:soft-page-break/>5. <text:span text:style-name="Strong_20_Emphasis"><text:span text:style-name="Source_20_Text">php artisan vendor:publish --tag=filament-config</text:span></text:span></text:h>
      <text:list text:style-name="L5">
        <text:list-item>
          <text:p text:style-name="P6">Publica el archivo de configuración de Filament. Si lo ejecutaste y luego modificaste algo en <text:span text:style-name="Source_20_Text">config/filament.php</text:span>, asegúrate de que las rutas, paneles y recursos estén correctamente configurados.</text:p>
        </text:list-item>
      </text:list>
      <text:h text:style-name="Heading_20_3" text:outline-level="3">6. <text:span text:style-name="Strong_20_Emphasis"><text:span text:style-name="Source_20_Text">php artisan vendor:publish --tag=filament-panels-translations</text:span></text:span></text:h>
      <text:list text:style-name="L6">
        <text:list-item>
          <text:p text:style-name="P7">Publica las traducciones del panel de Filament. No afecta la visibilidad de los recursos.</text:p>
        </text:list-item>
      </text:list>
      <text:h text:style-name="Heading_20_3" text:outline-level="3">7. <text:span text:style-name="Strong_20_Emphasis"><text:span text:style-name="Source_20_Text">php artisan vendor:publish --tag=filament-actions-translations</text:span></text:span> (y los otros comandos similares)</text:h>
      <text:list text:style-name="L7">
        <text:list-item>
          <text:p text:style-name="P8">Publican archivos de traducción para acciones, formularios, tablas y notificaciones en Filament. Estos comandos solo afectan la traducción del contenido y no deberían influir en que el recurso no sea visible.</text:p>
        </text:list-item>
      </text:list>
      <text:p text:style-name="Horizontal_20_Line"/>
      <text:h text:style-name="Heading_20_3" text:outline-level="3">Posible Solución</text:h>
      <text:p text:style-name="Text_20_body">Si los comandos que <text:span text:style-name="T1">hemos </text:span>ejecuta<text:span text:style-name="T1">do</text:span> causaron el problema, lo más probable es que esté relacionado con cachés o configuraciones que no se hayan actualizado correctamente.</text:p>
      <text:list text:style-name="L8">
        <text:list-item>
          <text:p text:style-name="P9"><text:span text:style-name="Strong_20_Emphasis">Limpia la caché de Laravel y Filament</text:span>: Ejecuta<text:span text:style-name="T1">r</text:span> los siguientes comandos para asegurarte de que todo esté limpio:</text:p>
          <text:p text:style-name="P10"><text:span text:style-name="Source_20_Text">php artisan optimize:clear</text:span></text:p>
          <text:p text:style-name="P11"><text:span text:style-name="Source_20_Text">php artisan filament:optimize-clear</text:span></text:p>
        </text:list-item>
        <text:list-item>
          <text:p text:style-name="P9"><text:span text:style-name="Strong_20_Emphasis">Revisa la configuración</text:span>: Después de haber publicado el archivo de configuración (<text:span text:style-name="Source_20_Text">config/filament.php</text:span>), <text:span text:style-name="T1">debemos </text:span>revisa<text:span text:style-name="T1">r</text:span> que no se haya modificado accidentalmente algo relacionado con la visualización de recursos o paneles.</text:p>
        </text:list-item>
        <text:list-item>
          <text:p text:style-name="P9"><text:span text:style-name="Strong_20_Emphasis">Verifica el registro del recurso</text:span>: Asegúrate de que el recurso <text:span text:style-name="Source_20_Text">UserResource</text:span> esté correctamente registrado en el archivo <text:span text:style-name="Source_20_Text">app/Providers/FilamentServiceProvider.php</text:span>, como lo mencioné antes.</text:p>
        </text:list-item>
        <text:list-item>
          <text:p text:style-name="P9"><text:span text:style-name="Strong_20_Emphasis">Reinicia el servidor</text:span>: Después de limpiar cachés y verificar configuraciones, reinicia tu servidor local:</text:p>
          <text:p text:style-name="P12"><text:span text:style-name="Source_20_Text">php artisan serve</text:span></text:p>
        </text:list-item>
      </text:list>
      <text:p text:style-name="Text_20_body">Si después de seguir estos pasos el recurso <text:span text:style-name="Source_20_Text">User</text:span> aún no es visible, es probable que haya otro problema de configuración o permisos.</text:p>
      <text:p text:style-name="Text_20_body"/>
      <text:p text:style-name="Text_20_body"/>
      <text:p text:style-name="Text_20_body"/>
      <text:p text:style-name="Text_20_body"/>
      <text:p text:style-name="P13"><text:soft-page-break/>CASO EN PARTICULAR</text:p>
      <text:p text:style-name="P14"><text:span text:style-name="T1">En nuestro caso en particular f</text:span>uncionó con esto: </text:p>
      <text:p text:style-name="P14">php artisan optimize:clear </text:p>
      <text:p text:style-name="P14">php artisan filament:optimize-clear </text:p>
      <text:p text:style-name="P14">pero porque? entonces cada vez que <text:span text:style-name="T1">necesitemos </text:span>cre<text:span text:style-name="T1">ar</text:span> un nuevo recurso tendre<text:span text:style-name="T1">mos</text:span> que ejecutar estos comandos?</text:p>
      <text:p text:style-name="P14">El problema ocurrió porque Laravel guarda cachés de vistas, configuraciones, y archivos optimizados que pueden causar que los cambios no se reflejen inmediatamente, incluyendo la creación de nuevos recursos en Filament. Al ejecutar los comandos </text:p>
      <text:p text:style-name="P14"><text:span text:style-name="Source_20_Text">php artisan optimize:clear </text:span></text:p>
      <text:p text:style-name="P14"><text:span text:style-name="Source_20_Text">php artisan filament:optimize-clear</text:span></text:p>
      <text:p text:style-name="P14">se elimina esta caché, lo que permite que las nuevas vistas y recursos se carguen correctamente.</text:p>
      <text:p text:style-name="Text_20_body">No deber<text:span text:style-name="T1">iamos </text:span>necesitar ejecutarlos cada vez que <text:span text:style-name="T1">vayamos a crear</text:span> un nuevo recurso, a menos que note<text:span text:style-name="T1">mos</text:span> que los cambios no se reflejan. Para evitar depender de esto constantemente, podrías desactivar la caché en entornos de desarrollo (en el archivo <text:span text:style-name="Source_20_Text">.env</text:span>, configurando <text:span text:style-name="Source_20_Text">APP_ENV=local</text:span> y <text:span text:style-name="Source_20_Text">APP_DEBUG=true</text:span>). Esto hará que Laravel sea menos agresivo con el uso de caché durante el desarrollo.</text:p>
      <text:p text:style-name="P1"/>
      <text:p text:style-name="P1"/>
      <text:p text:style-name="P15">=====================================================================</text:p>
      <text:p text:style-name="P15"/>
      <text:p text:style-name="P16">CASO PARTICULAR</text:p>
      <text:p text:style-name="P16"/>
      <text:p text:style-name="P17">El problema se originaba porque Google Chrome, al tener guardadas las credenciales de inicio de sesión (nombre de usuario y contraseña), autocompletaba automáticamente los campos de los formularios que contenían los mismos nombres de campo (como <text:span text:style-name="Source_20_Text">password</text:span>). Aunque no se realizaba un cambio explícito en el campo de contraseña, el navegador llenaba este campo con "•••••" (los puntos que ves), lo que en realidad es solo una representación visual de una contraseña previamente guardada, pero que no corresponde a un valor real o actual.</text:p>
      <text:p text:style-name="Text_20_body">Al intentar enviar el formulario sin haber tocado el campo de contraseña, el sistema intentaba procesar estos puntos como si fueran el valor de la contraseña. Esto resultaba en una inconsistencia porque el formulario estaba esperando una contraseña válida o un valor nulo si no se modificaba, y en lugar de eso, obtenía un valor de "contraseña falsa" (los puntos), lo que causaba el error.</text:p>
      <text:p text:style-name="Text_20_body"><text:span text:style-name="Strong_20_Emphasis">Nuestra solución</text:span>:</text:p>
      <text:p text:style-name="Text_20_body">Cuando utilizamos <text:span text:style-name="Source_20_Text">-&gt;autocomplete('new-password')</text:span>, estamos instruyendo al navegador que este campo no debe autocompletarse con una contraseña guardada. El valor "new-password" le dice al navegador que este es un campo donde se va a ingresar una nueva contraseña, no una ya existente, evitando que Chrome rellene el campo automáticamente con la contraseña guardada. De esta manera:</text:p>
      <text:list text:style-name="L9">
        <text:list-item>
          <text:p text:style-name="P18">Si el campo no se modifica, no se envía un valor no deseado.</text:p>
        </text:list-item>
        <text:list-item>
          <text:p text:style-name="P19"><text:soft-page-break/>Si el usuario decide ingresar una nueva contraseña, esta será tratada correctamente.</text:p>
        </text:list-item>
      </text:list>
      <text:p text:style-name="Text_20_body">Al eliminar el comportamiento de autocompletado con <text:span text:style-name="Source_20_Text">-&gt;autocomplete('new-password')</text:span>, prevenimos el problema que ocurría al enviar el formulario con un valor no válido en el campo de contraseña, lo que resolvió el conflicto que generaba el error de la ruta <text:span text:style-name="Source_20_Text">login</text:span>.</text:p>
      <text:p text:style-name="P20"><text:span text:style-name="T2">La salida de error que observaste:</text:span></text:p>
      <text:p text:style-name="P21"><text:span text:style-name="Source_20_Text">Internal Server Error</text:span></text:p>
      <text:p text:style-name="P22"/>
      <text:p text:style-name="P22"><text:span text:style-name="Source_20_Text">Symfony\Component\Routing\Exception\RouteNotFoundException</text:span></text:p>
      <text:p text:style-name="P22"><text:span text:style-name="Source_20_Text">Route [login] not defined.</text:span></text:p>
      <text:p text:style-name="P22"><text:span text:style-name="Source_20_Text">GET localhost:8000</text:span></text:p>
      <text:p text:style-name="P23"><text:span text:style-name="Source_20_Text">PHP 8.3.12 — Laravel 11.23.5</text:span></text:p>
      <text:p text:style-name="Text_20_body">es un resultado indirecto del comportamiento de autocompletado de Google Chrome al interactuar con tu sistema Laravel y Filament. A continuación te explico cómo estos factores se relacionan:</text:p>
      <text:h text:style-name="Heading_20_3" text:outline-level="3">1. <text:span text:style-name="Strong_20_Emphasis">Interacción con el autocompletado de Chrome:</text:span></text:h>
      <text:list text:style-name="L10">
        <text:list-item>
          <text:p text:style-name="P24"><text:span text:style-name="Strong_20_Emphasis">Chrome y campos de formulario</text:span>: Cuando guardas credenciales en Google Chrome, este intenta autocompletar los formularios que incluyen campos con nombres como "email" y "password". Aunque visualmente ves puntos en el campo de contraseña, estos representan la contraseña guardada, no el valor real de la misma.</text:p>
        </text:list-item>
        <text:list-item>
          <text:p text:style-name="P25"><text:span text:style-name="Strong_20_Emphasis">Problema con la contraseña</text:span>: Al editar un usuario, Google Chrome puede llenar el campo <text:span text:style-name="Source_20_Text">password</text:span> con estos puntos. Laravel trata de procesar lo que está en ese campo como si fuera la contraseña nueva que quieres establecer. Como la contraseña que el navegador rellena no es real (es solo una representación visual), Laravel no puede validarla correctamente.</text:p>
        </text:list-item>
      </text:list>
      <text:h text:style-name="Heading_20_3" text:outline-level="3">2. <text:span text:style-name="Strong_20_Emphasis">El flujo de Laravel/Filament al procesar el formulario:</text:span></text:h>
      <text:list text:style-name="L11">
        <text:list-item>
          <text:p text:style-name="P26"><text:span text:style-name="Strong_20_Emphasis">Validación del formulario</text:span>: Cuando envías el formulario sin haber cambiado el campo de contraseña (pero Chrome lo llenó con los puntos), Laravel intentaba validar y procesar la contraseña. Este proceso incluía el método <text:span text:style-name="Source_20_Text">dehydrateStateUsing(fn ($state) =&gt; Hash::make($state))</text:span>, lo que significa que cualquier valor presente en el campo de contraseña intentaba ser "hasheado" y tratado como una nueva contraseña.</text:p>
        </text:list-item>
        <text:list-item>
          <text:p text:style-name="P27"><text:span text:style-name="Strong_20_Emphasis">Acceso o redirección tras el envío</text:span>: Si el proceso de guardar el usuario fallaba debido a la contraseña autocompletada incorrectamente, Laravel podría intentar redirigirte a una página de login, especialmente si el guardado de sesión del usuario no se manejaba correctamente o si había un error en la validación. Esto es donde Filament y Laravel interactúan con el manejo de rutas.</text:p>
        </text:list-item>
      </text:list>
      <text:h text:style-name="Heading_20_3" text:outline-level="3">3. <text:span text:style-name="Strong_20_Emphasis">El error "Route [login] not defined"</text:span>:</text:h>
      <text:list text:style-name="L12">
        <text:list-item>
          <text:p text:style-name="P28"><text:span text:style-name="Strong_20_Emphasis">Posible causa del error</text:span>: En Laravel, cuando ocurre un error relacionado con autenticación (como un fallo en la sesión o un problema con la contraseña), el framework podría intentar redirigir al usuario a la ruta de <text:span text:style-name="Source_20_Text">login</text:span>. Esto es parte del ciclo de autenticación de Laravel. Si no has definido explícitamente la ruta <text:span text:style-name="Source_20_Text">login</text:span>, Laravel no sabe a dónde redirigir y genera la excepción <text:span text:style-name="Source_20_Text">RouteNotFoundException</text:span>.</text:p>
        </text:list-item>
        <text:list-item>
          <text:p text:style-name="P29"><text:soft-page-break/><text:span text:style-name="Strong_20_Emphasis">El autocompletado de Chrome amplifica el problema</text:span>: El autocompletado incorrecto de Chrome en el campo <text:span text:style-name="Source_20_Text">password</text:span> creó una situación en la que la contraseña se trató como nueva, pero no era válida. Esto llevó a que Laravel, después de fallar en procesar correctamente los datos, intentara manejar el error y, en algunos casos, redirigir a la ruta <text:span text:style-name="Source_20_Text">login</text:span>, que no estaba definida en tu sistema.</text:p>
        </text:list-item>
      </text:list>
      <text:h text:style-name="Heading_20_3" text:outline-level="3">4. <text:span text:style-name="Strong_20_Emphasis">¿Cómo la solución (</text:span><text:span text:style-name="Strong_20_Emphasis"><text:span text:style-name="Source_20_Text">autocomplete('new-password')</text:span></text:span><text:span text:style-name="Strong_20_Emphasis">) ayudó?</text:span></text:h>
      <text:list text:style-name="L13">
        <text:list-item>
          <text:p text:style-name="P30"><text:span text:style-name="Strong_20_Emphasis">Evitar el autocompletado</text:span>: Al añadir <text:span text:style-name="Source_20_Text">-&gt;autocomplete('new-password')</text:span>, le indicaste a Chrome que no debe autocompletar el campo de contraseña con valores anteriores. De esta manera, cuando editas un usuario sin cambiar la contraseña, Laravel no intenta procesar un valor falso (como los puntos que muestra Chrome), y simplemente deja el campo de contraseña vacío.</text:p>
        </text:list-item>
        <text:list-item>
          <text:p text:style-name="P31"><text:span text:style-name="Strong_20_Emphasis">Resultado</text:span>: Con esta configuración, Laravel solo intentará actualizar la contraseña si realmente has ingresado un nuevo valor en el campo, evitando que el sistema trate de manejar una contraseña no válida. Esto previene el error que te llevaba a la excepción de <text:span text:style-name="Source_20_Text">RouteNotFoundException</text:span>, ya que no se produce el problema que forzaba la redirección a una ruta de <text:span text:style-name="Source_20_Text">login</text:span>.</text:p>
        </text:list-item>
      </text:list>
      <text:h text:style-name="Heading_20_3" text:outline-level="3">Conclusión:</text:h>
      <text:p text:style-name="Text_20_body">El autocompletado de Chrome provocaba un error en el manejo de la contraseña, lo que llevaba a Laravel a un estado inconsistente. Al no poder procesar correctamente el formulario, Laravel intentaba redirigir a la ruta <text:span text:style-name="Source_20_Text">login</text:span> como parte de su manejo de errores, pero esa ruta no estaba definida, lo que generaba el error <text:span text:style-name="Source_20_Text">RouteNotFoundException</text:span>. La solución de <text:span text:style-name="Source_20_Text">autocomplete('new-password')</text:span> corrigió esto al evitar que Chrome autocompletara el campo de contraseña con valores no deseados, permitiendo que el proceso de actualización del usuario funcionara correctamente sin redirigir a la ruta <text:span text:style-name="Source_20_Text">login</text:span>.</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7:42:11.819423757</meta:creation-date>
    <dc:date>2024-10-16T18:00:52.126709647</dc:date>
    <meta:editing-duration>PT18M42S</meta:editing-duration>
    <meta:editing-cycles>2</meta:editing-cycles>
    <meta:generator>LibreOffice/24.8.1.2$Linux_X86_64 LibreOffice_project/480$Build-2</meta:generator>
    <meta:document-statistic meta:table-count="0" meta:image-count="0" meta:object-count="0" meta:page-count="5" meta:paragraph-count="78" meta:word-count="1633" meta:character-count="11000" meta:non-whitespace-character-count="9461"/>
  </office:meta>
</office:document-meta>
</file>